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2" style:family="paragraph" style:parent-style-name="Standard">
      <style:paragraph-properties fo:line-height="100%" fo:break-before="auto" fo:break-after="auto" style:writing-mode="lr-tb"/>
      <style:text-properties style:font-name="Liberation Serif" fo:font-size="11pt" style:font-name-asian="Arial" style:font-size-asian="11pt" style:font-name-complex="Arial" style:font-size-complex="11pt"/>
    </style:style>
    <style:style style:name="P3" style:family="paragraph" style:parent-style-name="Standard">
      <style:paragraph-properties fo:line-height="100%" fo:break-before="auto" fo:break-after="auto" style:writing-mode="lr-tb"/>
      <style:text-properties style:font-name="Liberation Serif" fo:font-size="11pt" officeooo:paragraph-rsid="0031f8cd" style:font-name-asian="Arial" style:font-size-asian="11pt" style:font-name-complex="Arial" style:font-size-complex="11pt"/>
    </style:style>
    <style:style style:name="P4" style:family="paragraph" style:parent-style-name="Standard">
      <style:paragraph-properties fo:line-height="100%" fo:break-before="auto" fo:break-after="auto" style:writing-mode="lr-tb"/>
      <style:text-properties style:font-name="Liberation Serif"/>
    </style:style>
    <style:style style:name="P5" style:family="paragraph" style:parent-style-name="Standard">
      <style:paragraph-properties fo:line-height="100%" fo:break-before="auto" fo:break-after="auto" style:writing-mode="lr-tb"/>
      <style:text-properties style:font-name="Liberation Serif" officeooo:paragraph-rsid="002471cc"/>
    </style:style>
    <style:style style:name="P6" style:family="paragraph" style:parent-style-name="Standard">
      <style:paragraph-properties fo:line-height="100%" fo:break-before="auto" fo:break-after="auto" style:writing-mode="lr-tb"/>
      <style:text-properties style:font-name="Liberation Serif" officeooo:paragraph-rsid="002a8e7e"/>
    </style:style>
    <style:style style:name="P7" style:family="paragraph" style:parent-style-name="Standard">
      <style:paragraph-properties fo:line-height="100%" fo:break-before="auto" fo:break-after="auto" style:writing-mode="lr-tb"/>
      <style:text-properties style:font-name="Liberation Serif" officeooo:paragraph-rsid="0037c0a9"/>
    </style:style>
    <style:style style:name="P8" style:family="paragraph" style:parent-style-name="Standard">
      <style:paragraph-properties fo:line-height="100%" fo:break-before="auto" fo:break-after="auto" style:writing-mode="lr-tb"/>
      <style:text-properties style:font-name="Liberation Serif" officeooo:paragraph-rsid="003d2af7"/>
    </style:style>
    <style:style style:name="P9" style:family="paragraph" style:parent-style-name="Standard">
      <style:paragraph-properties fo:margin-left="0.2354in" fo:margin-right="0in" fo:margin-top="0in" fo:margin-bottom="0in" style:contextual-spacing="false" fo:line-height="100%" fo:text-align="start" style:justify-single-word="false" fo:orphans="2" fo:widows="2" fo:text-indent="-0.2354in" style:auto-text-indent="false" fo:break-before="auto" fo:break-after="auto" style:writing-mode="lr-tb"/>
    </style:style>
    <style:style style:name="P10" style:family="paragraph" style:parent-style-name="Standard">
      <style:paragraph-properties fo:margin-left="0.2354in" fo:margin-right="0in" fo:margin-top="0in" fo:margin-bottom="0in" style:contextual-spacing="false" fo:line-height="100%" fo:text-align="start" style:justify-single-word="false" fo:orphans="2" fo:widows="2" fo:text-indent="-0.2354in" style:auto-text-indent="false" fo:break-before="auto" fo:break-after="auto" style:writing-mode="lr-tb"/>
      <style:text-properties officeooo:paragraph-rsid="0008dffe"/>
    </style:style>
    <style:style style:name="P11" style:family="paragraph" style:parent-style-name="Standard">
      <style:paragraph-properties fo:margin-left="0.2354in" fo:margin-right="0in" fo:margin-top="0in" fo:margin-bottom="0in" style:contextual-spacing="false" fo:line-height="100%" fo:text-align="start" style:justify-single-word="false" fo:orphans="2" fo:widows="2" fo:text-indent="-0.2354in" style:auto-text-indent="false" fo:break-before="auto" fo:break-after="auto" style:writing-mode="lr-tb"/>
      <style:text-properties officeooo:paragraph-rsid="0009310c"/>
    </style:style>
    <style:style style:name="P12" style:family="paragraph" style:parent-style-name="Standard">
      <style:paragraph-properties fo:margin-left="0.2354in" fo:margin-right="0in" fo:margin-top="0in" fo:margin-bottom="0in" style:contextual-spacing="false" fo:line-height="100%" fo:text-align="start" style:justify-single-word="false" fo:orphans="2" fo:widows="2" fo:text-indent="-0.2354in" style:auto-text-indent="false" fo:break-before="auto" fo:break-after="auto" style:writing-mode="lr-tb"/>
      <style:text-properties officeooo:paragraph-rsid="000a2372"/>
    </style:style>
    <style:style style:name="P13" style:family="paragraph" style:parent-style-name="Standard">
      <style:paragraph-properties fo:margin-left="0.2354in" fo:margin-right="0in" fo:margin-top="0in" fo:margin-bottom="0in" style:contextual-spacing="false" fo:line-height="100%" fo:text-align="start" style:justify-single-word="false" fo:orphans="2" fo:widows="2" fo:text-indent="-0.2354in" style:auto-text-indent="false" fo:break-before="auto" fo:break-after="auto" style:writing-mode="lr-tb"/>
      <style:text-properties officeooo:rsid="0008dffe" officeooo:paragraph-rsid="0008dffe"/>
    </style:style>
    <style:style style:name="P14" style:family="paragraph" style:parent-style-name="Standard">
      <style:paragraph-properties fo:margin-left="0.2354in" fo:margin-right="0in" fo:margin-top="0in" fo:margin-bottom="0in" style:contextual-spacing="false" fo:line-height="100%" fo:text-align="start" style:justify-single-word="false" fo:orphans="2" fo:widows="2" fo:text-indent="-0.2354in" style:auto-text-indent="false" fo:break-before="auto" fo:break-after="auto" style:writing-mode="lr-tb"/>
      <style:text-properties officeooo:rsid="000a2372" officeooo:paragraph-rsid="000a2372"/>
    </style:style>
    <style:style style:name="P15" style:family="paragraph" style:parent-style-name="Heading_20_3">
      <style:paragraph-properties fo:line-height="100%" fo:break-before="auto" fo:break-after="auto" style:writing-mode="lr-tb"/>
      <style:text-properties style:font-name="Liberation Sans"/>
    </style:style>
    <style:style style:name="P16" style:family="paragraph" style:parent-style-name="Title">
      <style:paragraph-properties fo:line-height="100%" fo:text-align="center" style:justify-single-word="false" style:writing-mode="lr-tb"/>
      <style:text-properties style:font-name="Liberation Sans" officeooo:rsid="000c0c34" officeooo:paragraph-rsid="000c0c34"/>
    </style:style>
    <style:style style:name="P17" style:family="paragraph" style:parent-style-name="Title">
      <style:paragraph-properties fo:line-height="100%" fo:text-align="center" style:justify-single-word="false" style:writing-mode="lr-tb"/>
      <style:text-properties style:font-name="Liberation Sans"/>
    </style:style>
    <style:style style:name="P18" style:family="paragraph" style:parent-style-name="Title" style:master-page-name="Standard">
      <style:paragraph-properties fo:line-height="100%" fo:text-align="end" style:justify-single-word="false" style:page-number="auto" fo:break-before="auto" fo:break-after="auto" style:writing-mode="lr-tb"/>
      <style:text-properties style:font-name="Liberation Sans" fo:font-size="11pt" fo:font-weight="normal" officeooo:rsid="0040d033" officeooo:paragraph-rsid="00414f30" style:font-size-asian="9.60000038146973pt" style:font-weight-asian="normal" style:font-size-complex="11pt" style:font-weight-complex="normal"/>
    </style:style>
    <style:style style:name="T1" style:family="text">
      <style:text-properties fo:color="#000000" style:text-line-through-style="none" style:text-line-through-type="none" style:font-name="Verdana" fo:font-size="10pt" fo:font-style="normal" style:text-underline-style="none" fo:font-weight="normal" officeooo:rsid="0009310c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Liberation Sans" fo:font-size="10pt" fo:font-style="normal" style:text-underline-style="none" fo:font-weight="normal" officeooo:rsid="0009310c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Liberation Sans" fo:font-size="10pt" fo:font-style="normal" style:text-underline-style="none" fo:font-weight="normal" officeooo:rsid="0008dffe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Liberation Sans" fo:font-size="10pt" fo:font-style="normal" style:text-underline-style="none" fo:font-weight="normal" officeooo:rsid="000a2372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Liberation Sans" fo:font-size="11pt" fo:font-style="normal" style:text-underline-style="none" fo:font-weight="normal" officeooo:rsid="0008dffe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7" style:family="text">
      <style:text-properties officeooo:rsid="00142be9"/>
    </style:style>
    <style:style style:name="T8" style:family="text">
      <style:text-properties officeooo:rsid="0028c105"/>
    </style:style>
    <style:style style:name="T9" style:family="text">
      <style:text-properties officeooo:rsid="002a77f3"/>
    </style:style>
    <style:style style:name="T10" style:family="text">
      <style:text-properties fo:font-size="11pt" style:font-name-asian="Arial" style:font-size-asian="11pt" style:font-name-complex="Arial" style:font-size-complex="11pt"/>
    </style:style>
    <style:style style:name="T11" style:family="text">
      <style:text-properties fo:font-size="11pt" officeooo:rsid="00154db4" style:font-name-asian="Arial" style:font-size-asian="11pt" style:font-name-complex="Arial" style:font-size-complex="11pt"/>
    </style:style>
    <style:style style:name="T12" style:family="text">
      <style:text-properties fo:font-size="11pt" officeooo:rsid="00158302" style:font-name-asian="Arial" style:font-size-asian="11pt" style:font-name-complex="Arial" style:font-size-complex="11pt"/>
    </style:style>
    <style:style style:name="T13" style:family="text">
      <style:text-properties fo:font-size="11pt" officeooo:rsid="0012dd12" style:font-name-asian="Arial" style:font-size-asian="11pt" style:font-name-complex="Arial" style:font-size-complex="11pt"/>
    </style:style>
    <style:style style:name="T14" style:family="text">
      <style:text-properties fo:font-size="11pt" officeooo:rsid="001352d6" style:font-name-asian="Arial" style:font-size-asian="11pt" style:font-name-complex="Arial" style:font-size-complex="11pt"/>
    </style:style>
    <style:style style:name="T15" style:family="text">
      <style:text-properties fo:font-size="11pt" officeooo:rsid="00162270" style:font-name-asian="Arial" style:font-size-asian="11pt" style:font-name-complex="Arial" style:font-size-complex="11pt"/>
    </style:style>
    <style:style style:name="T16" style:family="text">
      <style:text-properties fo:font-size="11pt" officeooo:rsid="001e18d3" style:font-name-asian="Arial" style:font-size-asian="11pt" style:font-name-complex="Arial" style:font-size-complex="11pt"/>
    </style:style>
    <style:style style:name="T17" style:family="text">
      <style:text-properties fo:font-size="11pt" officeooo:rsid="0025bcb7" style:font-name-asian="Arial" style:font-size-asian="11pt" style:font-name-complex="Arial" style:font-size-complex="11pt"/>
    </style:style>
    <style:style style:name="T18" style:family="text">
      <style:text-properties fo:font-size="11pt" officeooo:rsid="00241acb" style:font-name-asian="Arial" style:font-size-asian="11pt" style:font-name-complex="Arial" style:font-size-complex="11pt"/>
    </style:style>
    <style:style style:name="T19" style:family="text">
      <style:text-properties fo:font-size="11pt" officeooo:rsid="0020bcbb" style:font-name-asian="Arial" style:font-size-asian="11pt" style:font-name-complex="Arial" style:font-size-complex="11pt"/>
    </style:style>
    <style:style style:name="T20" style:family="text">
      <style:text-properties fo:font-size="11pt" officeooo:rsid="00108e9c" style:font-name-asian="Arial" style:font-size-asian="11pt" style:font-name-complex="Arial" style:font-size-complex="11pt"/>
    </style:style>
    <style:style style:name="T21" style:family="text">
      <style:text-properties fo:font-size="11pt" officeooo:rsid="0011bc25" style:font-name-asian="Arial" style:font-size-asian="11pt" style:font-name-complex="Arial" style:font-size-complex="11pt"/>
    </style:style>
    <style:style style:name="T22" style:family="text">
      <style:text-properties fo:font-size="11pt" officeooo:rsid="002471cc" style:font-name-asian="Arial" style:font-size-asian="11pt" style:font-name-complex="Arial" style:font-size-complex="11pt"/>
    </style:style>
    <style:style style:name="T23" style:family="text">
      <style:text-properties fo:font-size="11pt" officeooo:rsid="0028aa0c" style:font-name-asian="Arial" style:font-size-asian="11pt" style:font-name-complex="Arial" style:font-size-complex="11pt"/>
    </style:style>
    <style:style style:name="T24" style:family="text">
      <style:text-properties fo:font-size="11pt" officeooo:rsid="001b23e0" style:font-name-asian="Arial" style:font-size-asian="11pt" style:font-name-complex="Arial" style:font-size-complex="11pt"/>
    </style:style>
    <style:style style:name="T25" style:family="text">
      <style:text-properties fo:font-size="11pt" officeooo:rsid="001bfdb0" style:font-name-asian="Arial" style:font-size-asian="11pt" style:font-name-complex="Arial" style:font-size-complex="11pt"/>
    </style:style>
    <style:style style:name="T26" style:family="text">
      <style:text-properties fo:font-size="11pt" officeooo:rsid="0024aa57" style:font-name-asian="Arial" style:font-size-asian="11pt" style:font-name-complex="Arial" style:font-size-complex="11pt"/>
    </style:style>
    <style:style style:name="T27" style:family="text">
      <style:text-properties fo:font-size="11pt" officeooo:rsid="001cf879" style:font-name-asian="Arial" style:font-size-asian="11pt" style:font-name-complex="Arial" style:font-size-complex="11pt"/>
    </style:style>
    <style:style style:name="T28" style:family="text">
      <style:text-properties fo:font-size="11pt" officeooo:rsid="0026385f" style:font-name-asian="Arial" style:font-size-asian="11pt" style:font-name-complex="Arial" style:font-size-complex="11pt"/>
    </style:style>
    <style:style style:name="T29" style:family="text">
      <style:text-properties fo:font-size="11pt" officeooo:rsid="0027cc6f" style:font-name-asian="Arial" style:font-size-asian="11pt" style:font-name-complex="Arial" style:font-size-complex="11pt"/>
    </style:style>
    <style:style style:name="T30" style:family="text">
      <style:text-properties fo:font-size="11pt" officeooo:rsid="002a6a5f" style:font-name-asian="Arial" style:font-size-asian="11pt" style:font-name-complex="Arial" style:font-size-complex="11pt"/>
    </style:style>
    <style:style style:name="T31" style:family="text">
      <style:text-properties fo:font-size="11pt" officeooo:rsid="002a8e7e" style:font-name-asian="Arial" style:font-size-asian="11pt" style:font-name-complex="Arial" style:font-size-complex="11pt"/>
    </style:style>
    <style:style style:name="T32" style:family="text">
      <style:text-properties fo:font-size="11pt" officeooo:rsid="002b5440" style:font-name-asian="Arial" style:font-size-asian="11pt" style:font-name-complex="Arial" style:font-size-complex="11pt"/>
    </style:style>
    <style:style style:name="T33" style:family="text">
      <style:text-properties fo:font-size="11pt" officeooo:rsid="002d4777" style:font-name-asian="Arial" style:font-size-asian="11pt" style:font-name-complex="Arial" style:font-size-complex="11pt"/>
    </style:style>
    <style:style style:name="T34" style:family="text">
      <style:text-properties fo:font-size="11pt" officeooo:rsid="002ef8c0" style:font-name-asian="Arial" style:font-size-asian="11pt" style:font-name-complex="Arial" style:font-size-complex="11pt"/>
    </style:style>
    <style:style style:name="T35" style:family="text">
      <style:text-properties fo:font-size="11pt" officeooo:rsid="003302f3" style:font-name-asian="Arial" style:font-size-asian="11pt" style:font-name-complex="Arial" style:font-size-complex="11pt"/>
    </style:style>
    <style:style style:name="T36" style:family="text">
      <style:text-properties fo:font-size="11pt" officeooo:rsid="0034ebd5" style:font-name-asian="Arial" style:font-size-asian="11pt" style:font-name-complex="Arial" style:font-size-complex="11pt"/>
    </style:style>
    <style:style style:name="T37" style:family="text">
      <style:text-properties fo:font-size="11pt" officeooo:rsid="0037c0a9" style:font-name-asian="Arial" style:font-size-asian="11pt" style:font-name-complex="Arial" style:font-size-complex="11pt"/>
    </style:style>
    <style:style style:name="T38" style:family="text">
      <style:text-properties fo:font-size="11pt" officeooo:rsid="0038e7b9" style:font-name-asian="Arial" style:font-size-asian="11pt" style:font-name-complex="Arial" style:font-size-complex="11pt"/>
    </style:style>
    <style:style style:name="T39" style:family="text">
      <style:text-properties fo:font-size="11pt" officeooo:rsid="0039ce15" style:font-name-asian="Arial" style:font-size-asian="11pt" style:font-name-complex="Arial" style:font-size-complex="11pt"/>
    </style:style>
    <style:style style:name="T40" style:family="text">
      <style:text-properties fo:font-size="11pt" officeooo:rsid="003b6267" style:font-name-asian="Arial" style:font-size-asian="11pt" style:font-name-complex="Arial" style:font-size-complex="11pt"/>
    </style:style>
    <style:style style:name="T41" style:family="text">
      <style:text-properties fo:font-size="11pt" officeooo:rsid="003b97db" style:font-name-asian="Arial" style:font-size-asian="11pt" style:font-name-complex="Arial" style:font-size-complex="11pt"/>
    </style:style>
    <style:style style:name="T42" style:family="text">
      <style:text-properties fo:font-size="11pt" officeooo:rsid="003c419c" style:font-name-asian="Arial" style:font-size-asian="11pt" style:font-name-complex="Arial" style:font-size-complex="11pt"/>
    </style:style>
    <style:style style:name="T43" style:family="text">
      <style:text-properties fo:font-size="11pt" officeooo:rsid="003c96de" style:font-name-asian="Arial" style:font-size-asian="11pt" style:font-name-complex="Arial" style:font-size-complex="11pt"/>
    </style:style>
    <style:style style:name="T44" style:family="text">
      <style:text-properties fo:font-size="11pt" officeooo:rsid="003d2af7" style:font-name-asian="Arial" style:font-size-asian="11pt" style:font-name-complex="Arial" style:font-size-complex="11pt"/>
    </style:style>
    <style:style style:name="T45" style:family="text">
      <style:text-properties fo:font-size="11pt" officeooo:rsid="003d93b3" style:font-name-asian="Arial" style:font-size-asian="11pt" style:font-name-complex="Arial" style:font-size-complex="11pt"/>
    </style:style>
    <style:style style:name="T46" style:family="text">
      <style:text-properties fo:font-size="11pt" fo:font-style="italic" style:font-name-asian="Arial" style:font-size-asian="11pt" style:font-style-asian="italic" style:font-name-complex="Arial" style:font-size-complex="11pt" style:font-style-complex="italic"/>
    </style:style>
    <style:style style:name="T47" style:family="text">
      <style:text-properties fo:font-size="11pt" fo:font-style="italic" officeooo:rsid="002ef8c0" style:font-name-asian="Arial" style:font-size-asian="11pt" style:font-style-asian="italic" style:font-name-complex="Arial" style:font-size-complex="11pt" style:font-style-complex="italic"/>
    </style:style>
    <style:style style:name="T48" style:family="text">
      <style:text-properties officeooo:rsid="002989fd"/>
    </style:style>
    <style:style style:name="T49" style:family="text">
      <style:text-properties style:font-name="Liberation Sans" fo:font-size="11pt" style:font-size-asian="11pt" style:font-size-complex="11pt"/>
    </style:style>
    <style:style style:name="T50" style:family="text">
      <style:text-properties style:font-name="Liberation Sans" fo:font-size="10pt" style:font-size-asian="10pt" style:font-size-complex="10pt"/>
    </style:style>
    <style:style style:name="T51" style:family="text">
      <style:text-properties style:font-name="Liberation Sans" fo:font-size="10pt" officeooo:rsid="0009310c" style:font-size-asian="10pt" style:font-size-complex="10pt"/>
    </style:style>
    <style:style style:name="T52" style:family="text">
      <style:text-properties style:font-name="Liberation Serif"/>
    </style:style>
    <style:style style:name="T53" style:family="text">
      <style:text-properties style:font-name="Liberation Serif" fo:font-size="11pt" style:font-name-asian="Arial" style:font-size-asian="11pt" style:font-name-complex="Arial" style:font-size-complex="11pt"/>
    </style:style>
    <style:style style:name="T54" style:family="text">
      <style:text-properties style:font-name="Liberation Serif" fo:font-size="11pt" officeooo:rsid="00270d11" style:font-name-asian="Arial" style:font-size-asian="11pt" style:font-name-complex="Arial" style:font-size-complex="11pt"/>
    </style:style>
    <style:style style:name="T55" style:family="text">
      <style:text-properties style:font-name="Liberation Serif" fo:font-size="11pt" officeooo:rsid="001945a2" style:font-name-asian="Arial" style:font-size-asian="11pt" style:font-name-complex="Arial" style:font-size-complex="11pt"/>
    </style:style>
    <style:style style:name="T56" style:family="text">
      <style:text-properties style:font-name="Liberation Serif" fo:font-size="11pt" officeooo:rsid="00158302" style:font-name-asian="Arial" style:font-size-asian="11pt" style:font-name-complex="Arial" style:font-size-complex="11pt"/>
    </style:style>
    <style:style style:name="T57" style:family="text">
      <style:text-properties style:font-name="Liberation Serif" fo:font-size="11pt" officeooo:rsid="002a8e7e" style:font-name-asian="Arial" style:font-size-asian="11pt" style:font-name-complex="Arial" style:font-size-complex="11pt"/>
    </style:style>
    <style:style style:name="T58" style:family="text">
      <style:text-properties style:font-name="Liberation Serif" fo:font-size="11pt" officeooo:rsid="0039ce15" style:font-name-asian="Arial" style:font-size-asian="11pt" style:font-name-complex="Arial" style:font-size-complex="11pt"/>
    </style:style>
    <style:style style:name="T59" style:family="text">
      <style:text-properties style:font-name="Liberation Serif" officeooo:rsid="00142be9"/>
    </style:style>
    <style:style style:name="T60" style:family="text">
      <style:text-properties style:font-name="Liberation Serif" officeooo:rsid="00334dfe"/>
    </style:style>
    <style:style style:name="T61" style:family="text">
      <style:text-properties officeooo:rsid="00302822"/>
    </style:style>
    <style:style style:name="T62" style:family="text">
      <style:text-properties officeooo:rsid="00373405"/>
    </style:style>
    <style:style style:name="T63" style:family="text">
      <style:text-properties style:text-position="super 58%"/>
    </style:style>
    <style:style style:name="T64" style:family="text">
      <style:text-properties style:text-position="0% 100%"/>
    </style:style>
    <style:style style:name="T65" style:family="text">
      <style:text-properties officeooo:rsid="00414f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ecember 1<text:span text:style-name="T63">st</text:span> 2014</text:p>
      <text:p text:style-name="P17"><text:bookmark text:name="h.303ndoie8ry"/>Statement of Purpose <text:span text:style-name="T65">of Max Klein</text:span></text:p>
      <text:p text:style-name="P16"><text:span text:style-name="T65">F</text:span>or School of Information, UC Berkeley</text:p>
      <text:h text:style-name="P15" text:outline-level="10"><text:bookmark text:name="h.wf6ehaa1s27e"/>Research <text:span text:style-name="T62">A</text:span>genda</text:h>
      <text:p text:style-name="P2">Gender, race, sexuality, nationality, social-class, native-language, height and weight. Can we make an exhaustive list of social biases? I believe we already have, but haven’t realized it.</text:p>
      <text:p text:style-name="P2"/>
      <text:p text:style-name="P7"><text:span text:style-name="T37">S</text:span><text:span text:style-name="T10">ocial biases </text:span><text:span text:style-name="T37">are</text:span><text:span text:style-name="T10"> </text:span><text:span text:style-name="T11">a</text:span><text:span text:style-name="T10"> main barrier to entry and expansion in sociotechnical systems</text:span><text:note text:id="ftn1" text:note-class="footnote"><text:note-citation>1</text:note-citation><text:note-body><text:p text:style-name="P9"><text:span text:style-name="T4">Halfaker, </text:span><text:span text:style-name="T5">Geiger, Morgan, and Reidl</text:span><text:span text:style-name="T4">. </text:span><text:a xlink:type="simple" xlink:href="http://www-users.cs.umn.edu/~halfak/publications/The_Rise_and_Decline/halfaker13rise-preprint.pdf"><text:span text:style-name="T50">The Rise and Decline of an Open Collaboration System</text:span></text:a><text:span text:style-name="T4"> (2013)</text:span></text:p></text:note-body></text:note>,<text:span text:style-name="T10"> </text:span><text:span text:style-name="T37">but it's not certain we've accounted for them all.</text:span><text:span text:style-name="T10"> I'm </text:span><text:span text:style-name="T12">tantalized</text:span><text:span text:style-name="T10"> by the idea that we could automatically detect biases we haven't yet identified – that we could uncover Rumsfeldian unknown unknowns. I propose a research agenda to classify the already-known social biases by as they appear in the collaborative technologies, and then to search for unidentified </text:span><text:span text:style-name="T12">biases</text:span><text:span text:style-name="T10"> using those classifications. As an explanatory example, create a statistical model of how the known skewed distributions gender, race, and nationality exist in Wikidata </text:span><text:span text:style-name="T13">(the free knowledge base that feed</text:span><text:span text:style-name="T14">s</text:span><text:span text:style-name="T13"> Wikipedia)</text:span><text:span text:style-name="T10">, and then inspect</text:span><text:span text:style-name="T46"> all</text:span><text:span text:style-name="T10"> the property distributions for properties that match the biased patterns. The project grows more complex by allowing property-pairs (e.g. gender by race), different sociotechnical communities (e.g. Freebase, </text:span><text:span text:style-name="T15">Git-hub</text:span><text:span text:style-name="T10">), and different models of bias (e.g. editorship-measures). If successful we </text:span><text:span text:style-name="T38">will</text:span><text:span text:style-name="T10"> find overlooked </text:span><text:span text:style-name="T38">prejudices of</text:span><text:span text:style-name="T16"> people using </text:span><text:span text:style-name="T38">a </text:span><text:span text:style-name="T16">technology.</text:span></text:p>
      <text:h text:style-name="P15" text:outline-level="10"><text:bookmark text:name="h.emic6btjw0ei"/>Preparations</text:h>
      <text:p text:style-name="P2">This research agenda is the direct consequence of the experience I have gathered in my academic, <text:span text:style-name="T48">industry</text:span>, and personal portfolio. They are the three strands which constitute the braid of my readiness: technical <text:span text:style-name="T48">grokability</text:span>, Open Culture social awareness, and self-driven curiosity. <text:s/></text:p>
      <text:p text:style-name="P2"/>
      <text:p text:style-name="P6"><text:span text:style-name="T10">In Spring of 2015, I will present my research on "The Virtuous Circle of Wikipedia"</text:span><text:span text:style-name="T10"><text:note text:id="ftn2" text:note-class="footnote"><text:note-citation>2</text:note-citation><text:note-body><text:p text:style-name="P13"><text:span text:style-name="T2">Klein and Maillart </text:span><text:a xlink:type="simple" xlink:href="https://github.com/notconfusing/wiki_econ_capability/blob/master/paper/cscw/cscw2015.pdf?raw=true"><text:span text:style-name="T50">The Virtuous Circle of Wikipedia</text:span></text:a><text:span text:style-name="T2"> (2014)</text:span></text:p></text:note-body></text:note></text:span><text:span text:style-name="T10"> at Computer-Supported Collaborative Work conference 2015. The paper provides a new definition and measure for the “collaborativeness” of a socio-technical community – </text:span><text:span text:style-name="T17">the degree to which being a good user is correlated with editing with other good users</text:span><text:span text:style-name="T10">. </text:span><text:span text:style-name="T17">I</text:span><text:span text:style-name="T14">n this case </text:span><text:span text:style-name="T17">I studied the</text:span><text:span text:style-name="T14"> non-profit Wikipedia,</text:span><text:span text:style-name="T10"> using economic insight and a variant of the </text:span><text:span text:style-name="T14">Google</text:span><text:span text:style-name="T10"> PageRank algorithm. This will </text:span><text:span text:style-name="T18">guide</text:span><text:span text:style-name="T10"> my proposed research agenda because by determining </text:span><text:span text:style-name="T30">the connection between</text:span><text:span text:style-name="T10"> biases </text:span><text:span text:style-name="T30">and</text:span><text:span text:style-name="T10"> collaborativeness, </text:span><text:span text:style-name="T31">we address </text:span><text:span text:style-name="T10">whether found biases reflect society at large, or only the biases of the editing community </text:span></text:p>
      <text:p text:style-name="P2"/>
      <text:p text:style-name="P4"><text:span text:style-name="T10">Moreover my “Virtuous Circle” research has prepared me by stretching my technical strengths and weaknesses. The project was a collaboration with </text:span><text:span text:style-name="T31">UC </text:span><text:span text:style-name="T10">Berkeley iSchool PhD Thomas Maillart, who pushed me to grasp new mathematical models and higher methodological </text:span><text:span text:style-name="T12">rigor.</text:span><text:span text:style-name="T10"> My BA in mathematics was useful in learning the required network science quickly </text:span><text:span text:style-name="T31">demonstrated by the fact that a</text:span><text:span text:style-name="T10">n early stage of the research was presented as a poster to the NetSci 2014 conference</text:span><text:note text:id="ftn3" text:note-class="footnote"><text:note-citation>3</text:note-citation><text:note-body><text:p text:style-name="P9"><text:span text:style-name="T4">Klein and Maillart </text:span><text:a xlink:type="simple" xlink:href="http://notconfusing.com/wp-content/uploads/2014/06/netsci_poster.png"><text:span text:style-name="T50">Poster - The Virtuous Circle of Wikipedia</text:span></text:a><text:span text:style-name="T4"> (2014)</text:span></text:p></text:note-body></text:note><text:span text:style-name="T10">. Likewise, I was also pushed to come to speed with a base computational social science literature. An example of exceeding this goal is evident in the “Method of Reflections” technique which we borrowed and </text:span><text:span text:style-name="T16">utilized</text:span><text:span text:style-name="T10"> in the paper – after which I created the first open-source implementation of the method</text:span><text:note text:id="ftn4" text:note-class="footnote"><text:note-citation>4</text:note-citation><text:note-body><text:p text:style-name="P10"><text:span text:style-name="T4">Klein </text:span><text:a xlink:type="simple" xlink:href="http://nbviewer.ipython.org/github/notconfusing/wiki_econ_capability/blob/master/Method%20of%20Reflections%20Explained%20and%20Exampled.ipynb"><text:span text:style-name="T50">Method of Refl</text:span></text:a><text:a xlink:type="simple" xlink:href="http://nbviewer.ipython.org/github/notconfusing/wiki_econ_capability/blob/master/Method%20of%20Reflections%20Explained%20and%20Exampled.ipynb"><text:span text:style-name="T50">ections Explained and Exampled</text:span></text:a><text:span text:style-name="T3"> (2014)</text:span></text:p></text:note-body></text:note><text:span text:style-name="T10">.</text:span></text:p>
      <text:p text:style-name="P2"/>
      <text:p text:style-name="P6"><text:span text:style-name="T10">To open source that algorithm was </text:span><text:span text:style-name="T19">instinctual</text:span><text:span text:style-name="T10"> because I am a part of the academic-hacker Wiki Research community. It was there that my blog posts on the </text:span><text:span text:style-name="T39">g</text:span><text:span text:style-name="T10">ender </text:span><text:span text:style-name="T39">b</text:span><text:span text:style-name="T10">iases in different Wikipedia languages was picked up by Hanyang University Sociology P</text:span><text:span text:style-name="T20">rofessor</text:span><text:span text:style-name="T10"> Piotr Konieczny. We came to work together on creating "Wikipedia Gender Inequality Index" (WIGI</text:span><text:note text:id="ftn5" text:note-class="footnote"><text:note-citation>5</text:note-citation><text:note-body><text:p text:style-name="P9"><text:span text:style-name="T3">Klein and Konieczny </text:span><text:a xlink:type="simple" xlink:href="http://github.com/notconfusing/WIGI"><text:span text:style-name="T50">WIGI: Wikipedia Gender Inequality Index</text:span></text:a><text:a xlink:type="simple" xlink:href="http://github.com/notconfusing/WIGI"><text:span text:style-name="T49"> </text:span></text:a><text:span text:style-name="T6"><text:s text:c="2"/></text:span></text:p></text:note-body></text:note><text:span text:style-name="T10">), an up</text:span><text:span text:style-name="T21">coming</text:span><text:span text:style-name="T10"> Open Dataset of extracted information from Biography articles across all Wikipedia Languages. </text:span><text:span text:style-name="T53">My </text:span><text:span text:style-name="T54">contribution</text:span><text:span text:style-name="T53"> was to </text:span><text:span text:style-name="T55">put together</text:span><text:span text:style-name="T53"> </text:span><text:span text:style-name="T58">all</text:span><text:span text:style-name="T53"> technical infrastructure to re-index, analy</text:span><text:span text:style-name="T56">z</text:span><text:span text:style-name="T53">e and display the</text:span><text:span text:style-name="T57"> </text:span><text:span text:style-name="T53">dataset each month.</text:span><text:span text:style-name="T10"> </text:span><text:span text:style-name="T39">More</text:span><text:span text:style-name="T40">over</text:span><text:span text:style-name="T39"> I </text:span><text:span text:style-name="T10">sharpen</text:span><text:span text:style-name="T39">ed</text:span><text:span text:style-name="T10"> </text:span><text:span text:style-name="T22">my</text:span><text:span text:style-name="T10"> </text:span><text:span text:style-name="T31">social research thinking</text:span><text:span text:style-name="T10"> from Piotr </text:span><text:span text:style-name="T31">when we conjured the notion to aggregate our </text:span><text:span text:style-name="T40">p</text:span><text:span text:style-name="T31">lace of </text:span><text:span text:style-name="T40">b</text:span><text:span text:style-name="T31">irth, </text:span><text:span text:style-name="T40">c</text:span><text:span text:style-name="T31">itizenship, and </text:span><text:soft-page-break/><text:span text:style-name="T40">e</text:span><text:span text:style-name="T32">thnicity</text:span><text:span text:style-name="T31"> data into “World Cultures” categories using Mechanical Turk</text:span><text:span text:style-name="T10">. Currently in the submission process, WIGI is an existing prototype and first step in the stream of the research agenda put forth.</text:span></text:p>
      <text:p text:style-name="P2"/>
      <text:p text:style-name="P5"><text:span text:style-name="T10">My preparedness is anchored by a final personal factor: the philosophy to </text:span><text:span text:style-name="T23">steer my own course </text:span><text:span text:style-name="T41">and</text:span><text:span text:style-name="T23"> navigating by</text:span><text:span text:style-name="T24"> </text:span><text:span text:style-name="T23">natural curiosity</text:span><text:span text:style-name="T10">. One telling fact about the above two projects is that I have not done them under the direction of an institution. Both have come voluntarily without pay and on my free time. The last major directives </text:span><text:span text:style-name="T25">I received </text:span><text:span text:style-name="T10">were 3 years ago at the beginning of my stint as Research Assistant at OCLC </text:span><text:span text:style-name="T26">Inc.</text:span><text:span text:style-name="T10"> where I was hired to improve Wikipedia-Library integration, which I accomplished by way of writing Wikipedia bots to add content from Library databases. After publishing about the process</text:span><text:note text:id="ftn6" text:note-class="footnote"><text:note-citation>6</text:note-citation><text:note-body><text:p text:style-name="P11"><text:span text:style-name="T3">Klein and Kyrios </text:span><text:a xlink:type="simple" xlink:href="http://journal.code4lib.org/articles/8964"><text:span text:style-name="T50">VIAFbot and the Integration of Library Data on Wikipedia</text:span></text:a><text:span text:style-name="T50"> </text:span><text:span text:style-name="T51">(2013)</text:span></text:p></text:note-body></text:note><text:span text:style-name="T10"> </text:span><text:span text:style-name="T27">and</text:span><text:span text:style-name="T10"> finally amassing over 2 million edits, I came to see what was driving me in the position. </text:span><text:span text:style-name="T33">Strangely, i</text:span><text:span text:style-name="T10">t was the </text:span><text:span text:style-name="T46">Open Notebook Scienc</text:span><text:span text:style-name="T47">e</text:span><text:span text:style-name="T34"> ideology – having</text:span><text:span text:style-name="T10"> the source, data and analysis </text:span><text:span text:style-name="T12">synced</text:span><text:span text:style-name="T10"> publicly online as it </text:span><text:span text:style-name="T28">evolves</text:span><text:span text:style-name="T10"> in front of me, thereby submitting my ideas to the full scrutiny of the internet hivemind. More and more my ideas spilled over the scope of the OCLC Research blog</text:span><text:note text:id="ftn7" text:note-class="footnote"><text:note-citation>7</text:note-citation><text:note-body><text:p text:style-name="P11"><text:span text:style-name="T3">Klein </text:span><text:a xlink:type="simple" xlink:href="http://hangingtogether.org/?author_name=Max"><text:span text:style-name="T50">HangingTogether.org Blog Posts</text:span></text:a><text:span text:style-name="T3"> (2012-14)</text:span><text:span text:style-name="T1"> <text:s/></text:span></text:p></text:note-body></text:note><text:span text:style-name="T10">, and I started hosting them myself at</text:span><text:span text:style-name="T46"> notconfusing.com</text:span><text:note text:id="ftn8" text:note-class="footnote"><text:note-citation>8</text:note-citation><text:note-body><text:p text:style-name="P11"><text:span text:style-name="T3">Klein </text:span><text:a xlink:type="simple" xlink:href="http://notconfusing.com/category/type/research/"><text:span text:style-name="T50">Notconfusing.com</text:span></text:a><text:span text:style-name="T3"> Research Blog Posts (2012-14)</text:span></text:p></text:note-body></text:note><text:span text:style-name="T10">. My natural inclinations to start investigating on my own started receiving attention and </text:span><text:span text:style-name="T27">energizing</text:span><text:span text:style-name="T10"> feedback – particularly </text:span><text:span text:style-name="T28">on</text:span><text:span text:style-name="T10"> posts exploring the data of gender</text:span><text:note text:id="ftn9" text:note-class="footnote"><text:note-citation>9</text:note-citation><text:note-body><text:p text:style-name="P11"><text:span text:style-name="T3">Klein </text:span><text:a xlink:type="simple" xlink:href="http://notconfusing.com/sex-ratios-in-wikidata-part-iii/"><text:span text:style-name="T50">Sex Ratios in Wikidata Part III</text:span></text:a><text:span text:style-name="T3"> (2014)</text:span></text:p></text:note-body></text:note><text:span text:style-name="T10"> and language</text:span><text:note text:id="ftn10" text:note-class="footnote"><text:note-citation>10</text:note-citation><text:note-body><text:p text:style-name="P11"><text:span text:style-name="T3">Klein </text:span><text:a xlink:type="simple" xlink:href="http://notconfusing.com/kumusha-takes-wiki-actionable-metrics-for-uganda-and-cote-divoire/"><text:span text:style-name="T50">Actionable Metrics for Uganda and Côte D'Ivoire</text:span></text:a><text:span text:style-name="T3"> (2014)</text:span></text:p></text:note-body></text:note> <text:note text:id="ftn11" text:note-class="footnote"><text:note-citation>11</text:note-citation><text:note-body><text:p text:style-name="P11"><text:span text:style-name="T3">Klein </text:span><text:a xlink:type="simple" xlink:href="http://notconfusing.com/the-most-unique-wikipedias-according-to-wikidata/"><text:span text:style-name="T50">The Most Unique Wikipedias According to Wikidata</text:span></text:a><text:span text:style-name="T3"> (2013)</text:span></text:p></text:note-body></text:note><text:span text:style-name="T10">. <text:s/>Although I didn't fully </text:span><text:span text:style-name="T12">realize</text:span><text:span text:style-name="T10"> it then, this new networked, boss-free but still peer-reviewed world meant that I </text:span><text:span text:style-name="T28">already started to</text:span><text:span text:style-name="T10"> pursue my </text:span><text:span text:style-name="T41">the kind of research</text:span><text:span text:style-name="T10"> </text:span><text:span text:style-name="T43">that </text:span><text:span text:style-name="T41">I </text:span><text:span text:style-name="T43">now</text:span><text:span text:style-name="T41"> </text:span><text:span text:style-name="T42">propose to formalize</text:span><text:span text:style-name="T10">.</text:span></text:p>
      <text:p text:style-name="P1"/>
      <text:h text:style-name="P15" text:outline-level="10"><text:bookmark text:name="h.ovzfewtcqk1h"/>Faculty Interest</text:h>
      <text:p text:style-name="P8"><text:span text:style-name="T10">No blog is an island. As my research efforts </text:span><text:span text:style-name="T29">intensify</text:span><text:span text:style-name="T10"> I have a growing need for guidance in </text:span><text:span text:style-name="T44">framing</text:span><text:span text:style-name="T10"> and methodological focus. In a conversation with Coye Cheshire – the faculty member with whom I'm interested in working with, I was aroused by the discussion of his research around online effects gender</text:span><text:note text:id="ftn12" text:note-class="footnote"><text:note-citation>12</text:note-citation><text:note-body><text:p text:style-name="P11"><text:span text:style-name="T3">Antin, Yee, </text:span><text:span text:style-name="T5">and </text:span><text:span text:style-name="T3">Ches</text:span><text:span text:style-name="T5">h</text:span><text:span text:style-name="T3">ire </text:span><text:a xlink:type="simple" xlink:href="http://dl.acm.org/citation.cfm?id=2038561"><text:span text:style-name="T50">Gender Differences in Wikipedia Editing</text:span></text:a><text:span text:style-name="T3"> (2011)</text:span></text:p></text:note-body></text:note><text:span text:style-name="T10">, race</text:span><text:note text:id="ftn13" text:note-class="footnote"><text:note-citation>13</text:note-citation><text:note-body><text:p text:style-name="P12"><text:span text:style-name="T5">Mendelson, Shaw, Fiore, and Cheshire </text:span><text:a xlink:type="simple" xlink:href="http://psycnet.apa.org/index.cfm?fa=main.doiEventRedirect&amp;uid=&amp;pc=&amp;nextURL=http://psycnet.apa.org/journals/ppm/3/1/2.html"><text:span text:style-name="T50">Black/White Dating Online</text:span></text:a><text:span text:style-name="T5"> (2014)</text:span></text:p></text:note-body></text:note><text:span text:style-name="T10">. Most fascinatingly is how they can be hypothesized to comment on trust and inequality in our society</text:span><text:note text:id="ftn14" text:note-class="footnote"><text:note-citation>14</text:note-citation><text:note-body><text:p text:style-name="P14"><text:span text:style-name="T2">Cook and Cheshire </text:span><text:a xlink:type="simple" xlink:href="http://books.google.com/books?hl=en&amp;lr=&amp;id=WlY8zuOJf6YC&amp;oi=fnd&amp;pg=PA185&amp;ots=k4A6jPdQ_V&amp;sig=LVxLaqUU3SEy8WTqr1kXqlw4T1Y#v=onepage&amp;q&amp;f=false"><text:span text:style-name="T50">Social Exchange, Power, and Inequality in Networks</text:span></text:a><text:span text:style-name="T2"> (2013)</text:span></text:p></text:note-body></text:note><text:span text:style-name="T10">. Those are precisely the larger </text:span><text:span text:style-name="T45">theme</text:span><text:span text:style-name="T10">s I am dancing around. I would ask that he could put his hands on my shoulders and move me to the exact location of the grander questions. For the agenda outlined here I may think my worr</text:span><text:span text:style-name="T35">y</text:span><text:span text:style-name="T10"> </text:span><text:span text:style-name="T36">is</text:span><text:span text:style-name="T10"> “</text:span><text:span text:style-name="T36">h</text:span><text:span text:style-name="T10">ow to classify bias?” </text:span><text:span text:style-name="T36">or “what is the extent of prejudice online?” </text:span><text:span text:style-name="T10"><text:s/>The real question is likely more poignant and sociological, only I do not know how to ask it yet.</text:span></text:p>
      <text:p text:style-name="P2"/>
      <text:p text:style-name="P3"><text:span text:style-name="T8">E</text:span>arning <text:span text:style-name="T61">a doctorate degree</text:span> from <text:span text:style-name="T61">i</text:span>School<text:span text:style-name="T61"> in the grand scheme is </text:span>a waypoint on the <text:span text:style-name="T9">path</text:span> towards becoming a profess<text:span text:style-name="T7">ional researcher</text:span>. <text:span text:style-name="T52">The end product of my education is necessarily </text:span><text:span text:style-name="T59">full time research</text:span><text:span text:style-name="T52">, because the end goal of my education </text:span><text:span text:style-name="T59">is</text:span><text:span text:style-name="T52"> knowing how </text:span><text:span text:style-name="T60">we are</text:span><text:span text:style-name="T52"> </text:span><text:span text:style-name="T59">effecting</text:span><text:span text:style-name="T52"> sociotechnical systems with outmoded social biases, which will forever be less than fully understoo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665in" fo:margin-bottom="0.0417in" style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1665in" fo:margin-bottom="0.0417in" style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1665in" fo:margin-bottom="0.0417in" style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style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style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style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417in" style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class="chapter">
      <style:paragraph-properties fo:margin-top="0in" fo:margin-bottom="0.0417in" style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reference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/>
    <meta:initial-creator/>
    <dc:creator>Max Klein</dc:creator>
    <meta:editing-cycles>58</meta:editing-cycles>
    <dc:date>2014-12-01T12:40:05.488566746</dc:date>
    <meta:editing-duration>P6DT8H1M49S</meta:editing-duration>
    <meta:printed-by>Max Klein</meta:printed-by>
    <meta:print-date>2014-12-01T09:37:40.528049846</meta:print-date>
    <meta:document-statistic meta:table-count="0" meta:image-count="0" meta:object-count="0" meta:page-count="2" meta:paragraph-count="29" meta:word-count="1178" meta:character-count="7535" meta:non-whitespace-character-count="6370"/>
  </office:meta>
</office:document-meta>
</file>